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5-03-1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4-12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4-06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4-03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3-12-1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3-08-3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3-05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3-03-1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2-12-0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2-09-2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2-06-1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2-03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1-12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1-09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1-06-2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1-03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0-12-1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0-09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0-06-0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20-04-1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19-12-0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19-09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19-06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19-03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18-12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18-09-1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18-06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18-03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17-12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17-09-1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17-06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17-03-1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13-07-2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13-03-1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12-08-0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12-02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11-08-0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11-02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08-08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08-06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08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07-12-1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07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07-06-1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07-03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06-12-2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06-08-3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06-06-2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06-04-0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05-10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05-09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05-06-2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05-04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04-12-16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0</text:p>
          </table:table-cell>
          <table:table-cell office:value-type="string" calcext:value-type="string">
            <text:p>FM1-4</text:p>
          </table:table-cell>
          <table:table-cell office:value-type="string" calcext:value-type="string">
            <text:p>2003-06-2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